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 " xlink:type="simple">so_lan_bien_ban_t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6:49:40</dc:date>
    <meta:generator>LibreOffice/3.5$Linux_x86 LibreOffice_project/350m1$Build-2</meta:generator>
    <meta:editing-duration>PT22H55M24S</meta:editing-duration>
    <meta:editing-cycles>185</meta:editing-cycles>
    <dc:creator>phuoc </dc:creator>
    <meta:document-statistic meta:table-count="3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